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gradient" draw:fill-gradient-name="Gradient_20_32" draw:textarea-horizontal-align="justify" draw:textarea-vertical-align="middle" draw:auto-grow-height="false" fo:min-height="16.544cm" fo:min-width="25.594cm" fo:padding-top="0.178cm" fo:padding-bottom="0.178cm" fo:padding-left="0.303cm" fo:padding-right="0.30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95cm" fo:min-width="1.4cm"/>
    </style:style>
    <style:style style:name="gr3" style:family="graphic" style:parent-style-name="standard">
      <style:graphic-properties draw:fill-color="#fdc578" draw:textarea-horizontal-align="justify" draw:textarea-vertical-align="middle" draw:auto-grow-height="false" fo:min-height="0.95cm" fo:min-width="3.8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.95cm" fo:min-width="3.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2.35cm" fo:min-width="4.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65c295" draw:textarea-horizontal-align="justify" draw:textarea-vertical-align="top" draw:auto-grow-height="false" fo:min-height="1.85cm" fo:min-width="2.9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25cm" fo:min-width="3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fff685" draw:textarea-horizontal-align="justify" draw:textarea-vertical-align="middle" draw:auto-grow-height="false" fo:min-height="1.85cm" fo:min-width="0.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b2b2b2" draw:fill="none" draw:textarea-vertical-align="middle"/>
    </style:style>
    <style:style style:name="gr14" style:family="graphic" style:parent-style-name="standard">
      <style:graphic-properties draw:fill-color="#999999" draw:textarea-horizontal-align="justify" draw:textarea-vertical-align="top" draw:auto-grow-height="false" fo:min-height="1.85cm" fo:min-width="0.2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35cm" fo:min-width="0.2cm"/>
    </style:style>
    <style:style style:name="P1" style:family="paragraph">
      <loext:graphic-properties draw:fill="gradient" draw:fill-gradient-name="Gradient_20_32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7a19a"/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-color="#65c295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-color="#000000"/>
      <style:paragraph-properties fo:text-align="center"/>
      <style:text-properties fo:color="#ffffff"/>
    </style:style>
    <style:style style:name="P17" style:family="paragraph">
      <loext:graphic-properties draw:fill-color="#fff685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999999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-color="#999999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ffffff"/>
      <style:text-properties fo:color="#ce181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e181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6.2cm" svg:height="16.9cm" svg:x="1.674cm" svg:y="1.77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1.2cm" svg:x="25.5cm" svg:y="2.4cm">
          <text:p text:style-name="P2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3cm" svg:height="1.2cm" svg:x="16cm" svg:y="2.4cm">
          <text:p text:style-name="P4">Coins: 51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9cm" svg:height="1.2cm" svg:x="21.1cm" svg:y="2.4cm">
          <text:p text:style-name="P4">Command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2.6cm" svg:x="10.7cm" svg:y="4.9cm">
          <text:p text:style-name="P7">LEVEL 1.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2.6cm" svg:x="16.1cm" svg:y="4.9cm">
          <text:p text:style-name="P7">LEVEL 1.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1cm" svg:height="2.6cm" svg:x="21.5cm" svg:y="4.9cm">
          <text:p text:style-name="P7">LEVEL 1.3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6.6cm" svg:height="2.5cm" svg:x="3.4cm" svg:y="5cm">
          <draw:text-box>
            <text:p text:style-name="P9"><text:span text:style-name="T2">LEVELS:</text:span></text:p>
          </draw:text-box>
        </draw:frame>
        <draw:frame draw:style-name="gr7" draw:text-style-name="P11" draw:layer="layout" svg:width="4.215cm" svg:height="1.195cm" svg:x="2.585cm" svg:y="7.505cm">
          <draw:text-box>
            <text:p><text:span text:style-name="T2">Upgrade:</text:span></text:p>
          </draw:text-box>
        </draw:frame>
        <draw:custom-shape draw:style-name="gr8" draw:text-style-name="P12" draw:layer="layout" svg:width="3.4cm" svg:height="2.1cm" svg:x="3.3cm" svg:y="11.2cm">
          <text:p text:style-name="P4"><text:span text:style-name="T3">PataGun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4cm" svg:height="2.1cm" svg:x="3.3cm" svg:y="13.8cm">
          <text:p text:style-name="P4"><text:span text:style-name="T3">SPataGu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4cm" svg:height="2.1cm" svg:x="3.3cm" svg:y="16.3cm">
          <text:p text:style-name="P13"><text:span text:style-name="T4">PataExplosiv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4cm" svg:height="2.1cm" svg:x="3.3cm" svg:y="8.7cm">
          <text:p text:style-name="P4"><text:span text:style-name="T3">Health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5cm" svg:height="1.5cm" svg:x="24.4cm" svg:y="17.2cm">
          <text:p text:style-name="P15"><text:span text:style-name="T5">QUI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0.6cm" svg:x="6.1cm" svg:y="10.2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0.6cm" svg:x="6.1cm" svg:y="12.7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0.6cm" svg:x="6.1cm" svg:y="15.3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0.6cm" svg:x="6.1cm" svg:y="17.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6cm" svg:height="2.1cm" svg:x="6.8cm" svg:y="8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6cm" svg:height="2.1cm" svg:x="6.8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6cm" svg:height="2.1cm" svg:x="6.8cm" svg:y="13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6cm" svg:height="2.1cm" svg:x="6.8cm" svg:y="16.3cm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6.9cm" svg:y1="10.6cm" svg:x2="7.3cm" svg:y2="10.6cm">
          <text:p/>
        </draw:line>
        <draw:line draw:style-name="gr12" draw:text-style-name="P18" draw:layer="layout" svg:x1="6.9cm" svg:y1="10.4cm" svg:x2="7.3cm" svg:y2="10.4cm">
          <text:p/>
        </draw:line>
        <draw:line draw:style-name="gr13" draw:text-style-name="P18" draw:layer="layout" svg:x1="6.9cm" svg:y1="10.2cm" svg:x2="7.3cm" svg:y2="10.2cm">
          <text:p text:style-name="P4"/>
        </draw:line>
        <draw:line draw:style-name="gr13" draw:text-style-name="P18" draw:layer="layout" svg:x1="6.9cm" svg:y1="10cm" svg:x2="7.3cm" svg:y2="10cm">
          <text:p/>
        </draw:line>
        <draw:line draw:style-name="gr13" draw:text-style-name="P18" draw:layer="layout" svg:x1="6.9cm" svg:y1="9.8cm" svg:x2="7.3cm" svg:y2="9.8cm">
          <text:p/>
        </draw:line>
        <draw:line draw:style-name="gr13" draw:text-style-name="P18" draw:layer="layout" svg:x1="6.9cm" svg:y1="9.6cm" svg:x2="7.3cm" svg:y2="9.6cm">
          <text:p/>
        </draw:line>
        <draw:line draw:style-name="gr13" draw:text-style-name="P18" draw:layer="layout" svg:x1="6.9cm" svg:y1="9.4cm" svg:x2="7.3cm" svg:y2="9.4cm">
          <text:p/>
        </draw:line>
        <draw:line draw:style-name="gr13" draw:text-style-name="P18" draw:layer="layout" svg:x1="6.9cm" svg:y1="9.2cm" svg:x2="7.3cm" svg:y2="9.2cm">
          <text:p/>
        </draw:line>
        <draw:line draw:style-name="gr13" draw:text-style-name="P18" draw:layer="layout" svg:x1="6.9cm" svg:y1="9cm" svg:x2="7.3cm" svg:y2="9cm">
          <text:p/>
        </draw:line>
        <draw:line draw:style-name="gr13" draw:text-style-name="P18" draw:layer="layout" svg:x1="6.9cm" svg:y1="12.7cm" svg:x2="7.3cm" svg:y2="12.7cm">
          <text:p/>
        </draw:line>
        <draw:line draw:style-name="gr13" draw:text-style-name="P18" draw:layer="layout" svg:x1="6.9cm" svg:y1="12.5cm" svg:x2="7.3cm" svg:y2="12.5cm">
          <text:p/>
        </draw:line>
        <draw:line draw:style-name="gr13" draw:text-style-name="P18" draw:layer="layout" svg:x1="6.9cm" svg:y1="12.3cm" svg:x2="7.3cm" svg:y2="12.3cm">
          <text:p/>
        </draw:line>
        <draw:line draw:style-name="gr13" draw:text-style-name="P18" draw:layer="layout" svg:x1="6.9cm" svg:y1="12.1cm" svg:x2="7.3cm" svg:y2="12.1cm">
          <text:p/>
        </draw:line>
        <draw:line draw:style-name="gr13" draw:text-style-name="P18" draw:layer="layout" svg:x1="6.9cm" svg:y1="11.9cm" svg:x2="7.3cm" svg:y2="11.9cm">
          <text:p/>
        </draw:line>
        <draw:line draw:style-name="gr13" draw:text-style-name="P18" draw:layer="layout" svg:x1="6.9cm" svg:y1="11.7cm" svg:x2="7.3cm" svg:y2="11.7cm">
          <text:p/>
        </draw:line>
        <draw:line draw:style-name="gr13" draw:text-style-name="P18" draw:layer="layout" svg:x1="6.9cm" svg:y1="11.5cm" svg:x2="7.3cm" svg:y2="11.5cm">
          <text:p/>
        </draw:line>
        <draw:line draw:style-name="gr13" draw:text-style-name="P18" draw:layer="layout" svg:x1="6.9cm" svg:y1="12.9cm" svg:x2="7.3cm" svg:y2="12.9cm">
          <text:p/>
        </draw:line>
        <draw:line draw:style-name="gr13" draw:text-style-name="P18" draw:layer="layout" svg:x1="6.9cm" svg:y1="13.1cm" svg:x2="7.3cm" svg:y2="13.1cm">
          <text:p/>
        </draw:line>
        <draw:line draw:style-name="gr13" draw:text-style-name="P18" draw:layer="layout" svg:x1="6.9cm" svg:y1="15.3cm" svg:x2="7.3cm" svg:y2="15.3cm">
          <text:p/>
        </draw:line>
        <draw:line draw:style-name="gr13" draw:text-style-name="P18" draw:layer="layout" svg:x1="6.9cm" svg:y1="15.1cm" svg:x2="7.3cm" svg:y2="15.1cm">
          <text:p/>
        </draw:line>
        <draw:line draw:style-name="gr13" draw:text-style-name="P18" draw:layer="layout" svg:x1="6.9cm" svg:y1="14.9cm" svg:x2="7.3cm" svg:y2="14.9cm">
          <text:p/>
        </draw:line>
        <draw:line draw:style-name="gr13" draw:text-style-name="P18" draw:layer="layout" svg:x1="6.9cm" svg:y1="14.7cm" svg:x2="7.3cm" svg:y2="14.7cm">
          <text:p/>
        </draw:line>
        <draw:line draw:style-name="gr13" draw:text-style-name="P18" draw:layer="layout" svg:x1="6.9cm" svg:y1="14.5cm" svg:x2="7.3cm" svg:y2="14.5cm">
          <text:p/>
        </draw:line>
        <draw:line draw:style-name="gr13" draw:text-style-name="P18" draw:layer="layout" svg:x1="6.9cm" svg:y1="14.3cm" svg:x2="7.3cm" svg:y2="14.3cm">
          <text:p/>
        </draw:line>
        <draw:line draw:style-name="gr13" draw:text-style-name="P18" draw:layer="layout" svg:x1="6.9cm" svg:y1="14.1cm" svg:x2="7.3cm" svg:y2="14.1cm">
          <text:p/>
        </draw:line>
        <draw:line draw:style-name="gr13" draw:text-style-name="P18" draw:layer="layout" svg:x1="6.9cm" svg:y1="15.5cm" svg:x2="7.3cm" svg:y2="15.5cm">
          <text:p/>
        </draw:line>
        <draw:line draw:style-name="gr13" draw:text-style-name="P18" draw:layer="layout" svg:x1="6.9cm" svg:y1="15.7cm" svg:x2="7.3cm" svg:y2="15.7cm">
          <text:p/>
        </draw:line>
        <draw:line draw:style-name="gr13" draw:text-style-name="P18" draw:layer="layout" svg:x1="6.9cm" svg:y1="17.8cm" svg:x2="7.3cm" svg:y2="17.8cm">
          <text:p/>
        </draw:line>
        <draw:line draw:style-name="gr13" draw:text-style-name="P18" draw:layer="layout" svg:x1="6.9cm" svg:y1="17.6cm" svg:x2="7.3cm" svg:y2="17.6cm">
          <text:p/>
        </draw:line>
        <draw:line draw:style-name="gr13" draw:text-style-name="P18" draw:layer="layout" svg:x1="6.9cm" svg:y1="17.4cm" svg:x2="7.3cm" svg:y2="17.4cm">
          <text:p/>
        </draw:line>
        <draw:line draw:style-name="gr13" draw:text-style-name="P18" draw:layer="layout" svg:x1="6.9cm" svg:y1="17.2cm" svg:x2="7.3cm" svg:y2="17.2cm">
          <text:p/>
        </draw:line>
        <draw:line draw:style-name="gr13" draw:text-style-name="P18" draw:layer="layout" svg:x1="6.9cm" svg:y1="17cm" svg:x2="7.3cm" svg:y2="17cm">
          <text:p/>
        </draw:line>
        <draw:line draw:style-name="gr13" draw:text-style-name="P18" draw:layer="layout" svg:x1="6.9cm" svg:y1="16.8cm" svg:x2="7.3cm" svg:y2="16.8cm">
          <text:p/>
        </draw:line>
        <draw:line draw:style-name="gr13" draw:text-style-name="P18" draw:layer="layout" svg:x1="6.9cm" svg:y1="16.6cm" svg:x2="7.3cm" svg:y2="16.6cm">
          <text:p/>
        </draw:line>
        <draw:line draw:style-name="gr13" draw:text-style-name="P18" draw:layer="layout" svg:x1="6.9cm" svg:y1="18cm" svg:x2="7.3cm" svg:y2="18cm">
          <text:p/>
        </draw:line>
        <draw:line draw:style-name="gr13" draw:text-style-name="P18" draw:layer="layout" svg:x1="6.9cm" svg:y1="18.2cm" svg:x2="7.3cm" svg:y2="18.2cm">
          <text:p/>
        </draw:line>
        <draw:custom-shape draw:style-name="gr14" draw:text-style-name="P20" draw:layer="layout" svg:width="0.7cm" svg:height="2.1cm" svg:x="2.5cm" svg:y="8.7cm">
          <text:p text:style-name="P19"><text:span text:style-name="T6">E</text:span></text:p>
          <text:p text:style-name="P19"><text:span text:style-name="T6">Q</text:span></text:p>
          <text:p text:style-name="P19"><text:span text:style-name="T6">U</text:span></text:p>
          <text:p text:style-name="P19"><text:span text:style-name="T6">I</text:span></text:p>
          <text:p text:style-name="P19"><text:span text:style-name="T6">P</text:span></text:p>
          <text:p text:style-name="P19"><text:span text:style-name="T6">P</text:span></text:p>
          <text:p text:style-name="P19"><text:span text:style-name="T6">E</text:span></text:p>
          <text:p text:style-name="P19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7cm" svg:height="2.1cm" svg:x="2.5cm" svg:y="11.2cm">
          <text:p text:style-name="P4"><text:span text:style-name="T7">E</text:span></text:p>
          <text:p text:style-name="P4"><text:span text:style-name="T7">Q</text:span></text:p>
          <text:p text:style-name="P4"><text:span text:style-name="T7">U</text:span></text:p>
          <text:p text:style-name="P4"><text:span text:style-name="T7">I</text:span></text:p>
          <text:p text:style-name="P4"><text:span text:style-name="T7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7cm" svg:height="2.1cm" svg:x="2.5cm" svg:y="13.8cm">
          <text:p text:style-name="P4"><text:span text:style-name="T7">E</text:span></text:p>
          <text:p text:style-name="P4"><text:span text:style-name="T7">Q</text:span></text:p>
          <text:p text:style-name="P4"><text:span text:style-name="T7">U</text:span></text:p>
          <text:p text:style-name="P4"><text:span text:style-name="T7">I</text:span></text:p>
          <text:p text:style-name="P4"><text:span text:style-name="T7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7cm" svg:height="2.1cm" svg:x="2.5cm" svg:y="16.3cm">
          <text:p text:style-name="P4"><text:span text:style-name="T7">E</text:span></text:p>
          <text:p text:style-name="P4"><text:span text:style-name="T7">Q</text:span></text:p>
          <text:p text:style-name="P4"><text:span text:style-name="T7">U</text:span></text:p>
          <text:p text:style-name="P4"><text:span text:style-name="T7">I</text:span></text:p>
          <text:p text:style-name="P4"><text:span text:style-name="T7">P</text:span></text:p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.9cm" svg:y1="11cm" svg:x2="27.6cm" svg:y2="11.1cm">
          <text:p/>
        </draw:line>
        <draw:line draw:style-name="gr12" draw:text-style-name="P18" draw:layer="layout" svg:x1="1.9cm" svg:y1="13.5cm" svg:x2="27.6cm" svg:y2="13.6cm">
          <text:p/>
        </draw:line>
        <draw:line draw:style-name="gr12" draw:text-style-name="P18" draw:layer="layout" svg:x1="1.9cm" svg:y1="16.1cm" svg:x2="27.6cm" svg:y2="16.2cm">
          <text:p/>
        </draw:line>
        <draw:line draw:style-name="gr15" draw:text-style-name="P18" draw:layer="layout" svg:x1="1.7cm" svg:y1="7.6cm" svg:x2="27.9cm" svg:y2="7.7cm">
          <text:p/>
        </draw:line>
        <draw:frame draw:style-name="gr7" draw:text-style-name="P22" draw:layer="layout" svg:width="4.587cm" svg:height="1.673cm" svg:x="7.813cm" svg:y="8.827cm">
          <draw:text-box>
            <text:p>Next Upgrade:</text:p>
            <text:p>15 Coins</text:p>
          </draw:text-box>
        </draw:frame>
        <draw:custom-shape draw:style-name="gr16" draw:text-style-name="P23" draw:layer="layout" svg:width="0.7cm" svg:height="0.6cm" svg:x="11.4cm" svg:y="9.724cm">
          <text:p text:style-name="P4">+</text:p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3.533cm" svg:height="1.673cm" svg:x="7.8cm" svg:y="11.327cm">
          <draw:text-box>
            <text:p>Unlock for:</text:p>
            <text:p>100 Coins</text:p>
          </draw:text-box>
        </draw:frame>
        <draw:frame draw:style-name="gr7" draw:text-style-name="P22" draw:layer="layout" svg:width="3.702cm" svg:height="1.673cm" svg:x="7.801cm" svg:y="14.028cm">
          <draw:text-box>
            <text:p>Unlock for:</text:p>
            <text:p>1000 Coins</text:p>
          </draw:text-box>
        </draw:frame>
        <draw:frame draw:style-name="gr7" draw:text-style-name="P22" draw:layer="layout" svg:width="3.702cm" svg:height="1.673cm" svg:x="7.801cm" svg:y="16.528cm">
          <draw:text-box>
            <text:p>Unlock for:</text:p>
            <text:p>2000 Coins</text:p>
          </draw:text-box>
        </draw:frame>
        <draw:custom-shape draw:style-name="gr16" draw:text-style-name="P23" draw:layer="layout" svg:width="0.7cm" svg:height="0.6cm" svg:x="11.4cm" svg:y="12.224cm">
          <text:p text:style-name="P4">+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0.7cm" svg:height="0.6cm" svg:x="11.4cm" svg:y="14.924cm">
          <text:p text:style-name="P4">+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0.7cm" svg:height="0.6cm" svg:x="11.4cm" svg:y="17.424cm">
          <text:p text:style-name="P4">+</text:p>
          <draw:enhanced-geometry svg:viewBox="0 0 21600 21600" draw:type="rectangle" draw:enhanced-path="M 0 0 L 21600 0 21600 21600 0 21600 0 0 Z N"/>
        </draw:custom-shape>
        <draw:frame draw:style-name="gr7" draw:text-style-name="P24" draw:layer="layout" svg:width="10.002cm" svg:height="1.195cm" svg:x="2cm" svg:y="2.2cm">
          <draw:text-box>
            <text:p><text:span text:style-name="T8">PATAMAN ADVEN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2" draw:display-name="Gradient 32" draw:style="linear" draw:start-color="#fff685" draw:end-color="#1b75bc" draw:start-intensity="100%" draw:end-intensity="100%" draw:angle="3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2:28:04.122727267</meta:creation-date>
    <dc:date>2019-05-11T13:05:49.866257464</dc:date>
    <meta:editing-duration>PT6M13S</meta:editing-duration>
    <meta:editing-cycles>1</meta:editing-cycles>
    <meta:document-statistic meta:object-count="75"/>
    <meta:generator>LibreOffice/6.0.6.2$Linux_X86_64 LibreOffice_project/00m0$Build-2</meta:generator>
  </office:meta>
</office:document-meta>
</file>